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0.05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margin-left="0mm" fo:margin-right="0mm" fo:text-align="center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ax Invoice No. <text:s text:c="8"/>: <text:placeholder text:placeholder-type="text">&lt;o.number&gt;</text:placeholder></text:p>
            <text:p text:style-name="P2">Date<text:tab/> <text:s text:c="21"/>: <text:placeholder text:placeholder-type="text">&lt;convert_date_d_B_Y(o.date_invoice)&gt;</text:placeholder></text:p>
            <text:p text:style-name="P2">DO No <text:s text:c="22"/>: <text:placeholder text:placeholder-type="text">&lt;o.origin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P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Qty</text:p>
          </table:table-cell>
          <table:table-cell table:style-name="Table2.A1" table:number-columns-spanned="2" office:value-type="string">
            <text:p text:style-name="P3">Unit Price</text:p>
          </table:table-cell>
          <table:covered-table-cell/>
          <table:table-cell table:style-name="Table2.A1" office:value-type="string">
            <text:p text:style-name="P3">Value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11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9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0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2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2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3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8"><draw:rect text:anchor-type="paragraph" draw:z-index="1" draw:style-name="gr1" draw:text-style-name="P17" svg:width="5.51mm" svg:height="5.74mm" svg:x="2.31mm" svg:y="3.6mm"><text:p/></draw:rect><draw:rect text:anchor-type="paragraph" draw:z-index="2" draw:style-name="gr1" draw:text-style-name="P17" svg:width="5.51mm" svg:height="5.74mm" svg:x="88.07mm" svg:y="3.46mm"><text:p/></draw:rect></text:p>
      <text:p text:style-name="P8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7">Authorized Signature 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2T11:07:37</dc:date>
    <dc:creator>phung11764 </dc:creator>
    <meta:editing-duration>PT1H17M10S</meta:editing-duration>
    <meta:editing-cycles>209</meta:editing-cycles>
    <meta:document-statistic meta:table-count="2" meta:image-count="0" meta:object-count="0" meta:page-count="1" meta:paragraph-count="59" meta:word-count="227" meta:character-count="2045" meta:non-whitespace-character-count="1764"/>
  </office:meta>
</office:document-meta>
</file>